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021in" table:align="left"/>
    </style:style>
    <style:style style:name="Table1.A" style:family="table-column">
      <style:table-column-properties style:column-width="0.2507in"/>
    </style:style>
    <style:style style:name="Table1.B" style:family="table-column">
      <style:table-column-properties style:column-width="3.2403in"/>
    </style:style>
    <style:style style:name="Table1.C" style:family="table-column">
      <style:table-column-properties style:column-width="0.2403in"/>
    </style:style>
    <style:style style:name="Table1.D" style:family="table-column">
      <style:table-column-properties style:column-width="0.8708in"/>
    </style:style>
    <style:style style:name="Table1.A1" style:family="table-cell">
      <style:table-cell-properties style:vertical-align="middle" fo:padding="0.0194in" fo:border="none"/>
    </style:style>
    <style:style style:name="Table2" style:family="table">
      <style:table-properties style:width="3.1813in" table:align="left"/>
    </style:style>
    <style:style style:name="Table2.A" style:family="table-column">
      <style:table-column-properties style:column-width="0.1674in"/>
    </style:style>
    <style:style style:name="Table2.B" style:family="table-column">
      <style:table-column-properties style:column-width="2.9069in"/>
    </style:style>
    <style:style style:name="Table2.C" style:family="table-column">
      <style:table-column-properties style:column-width="0.1069in"/>
    </style:style>
    <style:style style:name="Table2.A1" style:family="table-cell">
      <style:table-cell-properties style:vertical-align="middle" fo:padding="0.0194in" fo:border="none"/>
    </style:style>
    <style:style style:name="Table3" style:family="table">
      <style:table-properties style:width="6.1674in" table:align="left"/>
    </style:style>
    <style:style style:name="Table3.A" style:family="table-column">
      <style:table-column-properties style:column-width="0.1535in"/>
    </style:style>
    <style:style style:name="Table3.B" style:family="table-column">
      <style:table-column-properties style:column-width="5.9069in"/>
    </style:style>
    <style:style style:name="Table3.C" style:family="table-column">
      <style:table-column-properties style:column-width="0.1069in"/>
    </style:style>
    <style:style style:name="Table3.A1" style:family="table-cell">
      <style:table-cell-properties style:vertical-align="middle" fo:padding="0.0194in" fo:border="none"/>
    </style:style>
    <style:style style:name="Table4" style:family="table">
      <style:table-properties style:width="1.7646in" table:align="left"/>
    </style:style>
    <style:style style:name="Table4.A" style:family="table-column">
      <style:table-column-properties style:column-width="0.1674in"/>
    </style:style>
    <style:style style:name="Table4.B" style:family="table-column">
      <style:table-column-properties style:column-width="1.4903in"/>
    </style:style>
    <style:style style:name="Table4.C" style:family="table-column">
      <style:table-column-properties style:column-width="0.1069in"/>
    </style:style>
    <style:style style:name="Table4.A1" style:family="table-cell">
      <style:table-cell-properties style:vertical-align="middle" fo:padding="0.0194in" fo:border="none"/>
    </style:style>
    <style:style style:name="Table5" style:family="table">
      <style:table-properties style:width="4.6021in" table:align="left"/>
    </style:style>
    <style:style style:name="Table5.A" style:family="table-column">
      <style:table-column-properties style:column-width="0.2507in"/>
    </style:style>
    <style:style style:name="Table5.B" style:family="table-column">
      <style:table-column-properties style:column-width="3.2403in"/>
    </style:style>
    <style:style style:name="Table5.C" style:family="table-column">
      <style:table-column-properties style:column-width="0.2403in"/>
    </style:style>
    <style:style style:name="Table5.D" style:family="table-column">
      <style:table-column-properties style:column-width="0.8708in"/>
    </style:style>
    <style:style style:name="Table5.A1" style:family="table-cell">
      <style:table-cell-properties style:vertical-align="middle" fo:padding="0.0194in" fo:border="none"/>
    </style:style>
    <style:style style:name="Table6" style:family="table">
      <style:table-properties style:width="4.6854in" table:align="left"/>
    </style:style>
    <style:style style:name="Table6.A" style:family="table-column">
      <style:table-column-properties style:column-width="0.2507in"/>
    </style:style>
    <style:style style:name="Table6.B" style:family="table-column">
      <style:table-column-properties style:column-width="3.3236in"/>
    </style:style>
    <style:style style:name="Table6.C" style:family="table-column">
      <style:table-column-properties style:column-width="0.2403in"/>
    </style:style>
    <style:style style:name="Table6.D" style:family="table-column">
      <style:table-column-properties style:column-width="0.8708in"/>
    </style:style>
    <style:style style:name="Table6.A1" style:family="table-cell">
      <style:table-cell-properties style:vertical-align="middle" fo:padding="0.0194in" fo:border="none"/>
    </style:style>
    <style:style style:name="Table7" style:family="table">
      <style:table-properties style:width="5.6854in" table:align="left"/>
    </style:style>
    <style:style style:name="Table7.A" style:family="table-column">
      <style:table-column-properties style:column-width="0.2507in"/>
    </style:style>
    <style:style style:name="Table7.B" style:family="table-column">
      <style:table-column-properties style:column-width="4.3236in"/>
    </style:style>
    <style:style style:name="Table7.C" style:family="table-column">
      <style:table-column-properties style:column-width="0.2403in"/>
    </style:style>
    <style:style style:name="Table7.D" style:family="table-column">
      <style:table-column-properties style:column-width="0.8708in"/>
    </style:style>
    <style:style style:name="Table7.A1" style:family="table-cell">
      <style:table-cell-properties style:vertical-align="middle" fo:padding="0.0194in" fo:border="none"/>
    </style:style>
    <style:style style:name="Table8" style:family="table">
      <style:table-properties style:width="3.5979in" table:align="left"/>
    </style:style>
    <style:style style:name="Table8.A" style:family="table-column">
      <style:table-column-properties style:column-width="0.1674in"/>
    </style:style>
    <style:style style:name="Table8.B" style:family="table-column">
      <style:table-column-properties style:column-width="3.3236in"/>
    </style:style>
    <style:style style:name="Table8.C" style:family="table-column">
      <style:table-column-properties style:column-width="0.1069in"/>
    </style:style>
    <style:style style:name="Table8.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Table_20_Contents">
      <style:text-properties fo:font-size="2pt" style:font-size-asian="2pt" style:font-size-complex="2pt"/>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virtual</text:span> keywor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reformatted_20_Text"><text:span text:style-name="Source_20_Text">37</text:span></text:p>
            <text:p text:style-name="Preformatted_20_Text"><text:span text:style-name="Source_20_Text">38</text:span></text:p>
            <text:p text:style-name="Preformatted_20_Text"><text:span text:style-name="Source_20_Text">39</text:span></text:p>
            <text:p text:style-name="Preformatted_20_Text"><text:span text:style-name="Source_20_Text">40</text:span></text:p>
            <text:p text:style-name="P2"><text:span text:style-name="Source_20_Text">41</text:span></text:p>
          </table:table-cell>
          <table:table-cell table:style-name="Table1.A1" office:value-type="string">
            <text:p text:style-name="Preformatted_20_Text"><text:span text:style-name="Citation">// virtual members</text:span></text:p>
            <text:p text:style-name="Preformatted_20_Text"><text:span text:style-name="Definition">#include &lt;iostream&gt;</text:span></text:p>
            <text:p text:style-name="Preformatted_20_Text"><text:span text:style-name="Source_20_Text"><text:span text:style-name="Variable">using</text:span></text:span><text:span text:style-name="Source_20_Text"> </text:span><text:span text:style-name="Source_20_Text"><text:span text:style-name="Variable">namespace</text:span></text:span><text:span text:style-name="Source_20_Text"> std;</text:span></text:p>
            <text:p text:style-name="Preformatted_20_Text"/>
            <text:p text:style-name="Preformatted_20_Text"><text:span text:style-name="Source_20_Text"><text:span text:style-name="Variable">class</text:span></text:span><text:span text:style-name="Source_20_Text"> Polygon {</text:span></text:p>
            <text:p text:style-name="Preformatted_20_Text"><text:span text:style-name="Source_20_Text"><text:s text:c="2"/></text:span><text:span text:style-name="Source_20_Text"><text:span text:style-name="Variable">protected</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width, height;</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void</text:span></text:span><text:span text:style-name="Source_20_Text"> set_values (</text:span><text:span text:style-name="Source_20_Text"><text:span text:style-name="Variable">int</text:span></text:span><text:span text:style-name="Source_20_Text"> a, </text:span><text:span text:style-name="Source_20_Text"><text:span text:style-name="Variable">int</text:span></text:span><text:span text:style-name="Source_20_Text"> b)</text:span></text:p>
            <text:p text:style-name="Preformatted_20_Text"><text:span text:style-name="Source_20_Text"><text:s text:c="6"/>{ width=a; height=b; }</text:span></text:p>
            <text:p text:style-name="Preformatted_20_Text"><text:span text:style-name="Source_20_Text"><text:s text:c="4"/></text:span><text:span text:style-name="Source_20_Text"><text:span text:style-name="Variable">virtual</text:span></text:span><text:span text:style-name="Source_20_Text"> </text:span><text:span text:style-name="Source_20_Text"><text:span text:style-name="Variable">int</text:span></text:span><text:span text:style-name="Source_20_Text"> area ()</text:span></text:p>
            <text:p text:style-name="Preformatted_20_Text"><text:span text:style-name="Source_20_Text"><text:s text:c="6"/>{ </text:span><text:span text:style-name="Source_20_Text"><text:span text:style-name="Variable">return</text:span></text:span><text:span text:style-name="Source_20_Text"> 0;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Rect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p>
            <text:p text:style-name="Preformatted_20_Text"><text:span text:style-name="Source_20_Text"><text:s text:c="6"/>{ </text:span><text:span text:style-name="Source_20_Text"><text:span text:style-name="Variable">return</text:span></text:span><text:span text:style-name="Source_20_Text"> width * heigh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Tri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p>
            <text:p text:style-name="Preformatted_20_Text"><text:span text:style-name="Source_20_Text"><text:s text:c="6"/>{ </text:span><text:span text:style-name="Source_20_Text"><text:span text:style-name="Variable">return</text:span></text:span><text:span text:style-name="Source_20_Text"> (width * height / 2); }</text:span></text:p>
            <text:p text:style-name="Preformatted_20_Text"><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Rectangle rect;</text:span></text:p>
            <text:p text:style-name="Preformatted_20_Text"><text:span text:style-name="Source_20_Text"><text:s text:c="2"/>Triangle trgl;</text:span></text:p>
            <text:p text:style-name="Preformatted_20_Text"><text:span text:style-name="Source_20_Text"><text:s text:c="2"/>Polygon poly;</text:span></text:p>
            <text:p text:style-name="Preformatted_20_Text"><text:span text:style-name="Source_20_Text"><text:s text:c="2"/>Polygon * ppoly1 = &amp;rect;</text:span></text:p>
            <text:p text:style-name="Preformatted_20_Text"><text:span text:style-name="Source_20_Text"><text:s text:c="2"/>Polygon * ppoly2 = &amp;trgl;</text:span></text:p>
            <text:p text:style-name="Preformatted_20_Text"><text:span text:style-name="Source_20_Text"><text:s text:c="2"/>Polygon * ppoly3 = &amp;poly;</text:span></text:p>
            <text:p text:style-name="Preformatted_20_Text"><text:span text:style-name="Source_20_Text"><text:s text:c="2"/>ppoly1-&gt;set_values (4,5);</text:span></text:p>
            <text:p text:style-name="Preformatted_20_Text"><text:span text:style-name="Source_20_Text"><text:s text:c="2"/>ppoly2-&gt;set_values (4,5);</text:span></text:p>
            <text:p text:style-name="Preformatted_20_Text"><text:span text:style-name="Source_20_Text"><text:s text:c="2"/>ppoly3-&gt;set_values (4,5);</text:span></text:p>
            <text:p text:style-name="Preformatted_20_Text"><text:span text:style-name="Source_20_Text"><text:s text:c="2"/>cout &lt;&lt; ppoly1-&gt;area() &lt;&lt; </text:span><text:span text:style-name="Source_20_Text"><text:span text:style-name="User_20_Entry">'\n'</text:span></text:span><text:span text:style-name="Source_20_Text">;</text:span></text:p>
            <text:p text:style-name="Preformatted_20_Text"><text:span text:style-name="Source_20_Text"><text:s text:c="2"/>cout &lt;&lt; ppoly2-&gt;area() &lt;&lt; </text:span><text:span text:style-name="Source_20_Text"><text:span text:style-name="User_20_Entry">'\n'</text:span></text:span><text:span text:style-name="Source_20_Text">;</text:span></text:p>
            <text:p text:style-name="Preformatted_20_Text"><text:span text:style-name="Source_20_Text"><text:s text:c="2"/>cout &lt;&lt; ppoly3-&gt;area()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2"><text:span text:style-name="Source_20_Text">}</text:span></text:p>
          </table:table-cell>
          <table:table-cell table:style-name="Table1.A1" office:value-type="string">
            <text:p text:style-name="Preformatted_20_Text"><text:span text:style-name="Example"/></text:p>
          </table:table-cell>
          <table:table-cell table:style-name="Table1.A1" office:value-type="string">
            <text:p text:style-name="Table_20_Contents"><text:a xlink:type="simple" xlink:href="http://www.cplusplus.com/doc/tutorial/polymorphism/#" office:target-frame-name="_top" xlink:show="replace"/></text:p>
          </table:table-cell>
        </table:table-row>
      </table:table>
      <text:p text:style-name="Text_20_body"><text:line-break/><text:line-break/>In this example, all three classes (<text:span text:style-name="Source_20_Text">Polygon</text:span>, <text:span text:style-name="Source_20_Text">Rectangle</text:span> and <text:span text:style-name="Source_20_Text">Triangle</text:span>) have the same members: <text:span text:style-name="Source_20_Text">width</text:span>, <text:span text:style-name="Source_20_Text">height</text:span>, and functions <text:span text:style-name="Source_20_Text">set_values</text:span> and <text:span text:style-name="Source_20_Text">area</text:span>.<text:line-break/><text:line-break/>The member function <text:span text:style-name="Source_20_Text">area</text:span> has been declared as <text:span text:style-name="Source_20_Text">virtual</text:span> in the base class because it is later redefined in each of the derived classes. Non-virtual members can also be redefined in derived classes, but non-virtual members of derived classes cannot be accessed through a reference of the base class: i.e., if <text:span text:style-name="Source_20_Text">virtual</text:span> is removed from the declaration of <text:span text:style-name="Source_20_Text">area</text:span> in the example above, all three calls to <text:soft-page-break/><text:span text:style-name="Source_20_Text">area</text:span> would return zero, because in all cases, the version of the base class would have been called instead.<text:line-break/><text:line-break/>Therefore, essentially, what the <text:span text:style-name="Source_20_Text">virtual</text:span> keyword does is to allow a member of a derived class with the same name as one in the base class to be appropriately called from a pointer, and more precisely when the type of the pointer is a pointer to the base class that is pointing to an object of the derived class, as in the above example.<text:line-break/><text:line-break/>A class that declares or inherits a virtual function is called a <text:span text:style-name="T1">polymorphic class</text:span>.<text:line-break/><text:line-break/>Note that despite of the virtuality of one of its members, <text:span text:style-name="Source_20_Text">Polygon</text:span> was a regular class, of which even an object was instantiated (<text:span text:style-name="Source_20_Text">poly</text:span>), with its own definition of member <text:span text:style-name="Source_20_Text">area</text:span> that always returns 0.</text:p>
      <text:h text:style-name="Heading_20_3" text:outline-level="3">Abstract base classes</text:h>
      <text:p text:style-name="Text_20_body">Abstract base classes are something very similar to the <text:span text:style-name="Source_20_Text">Polygon</text:span> class in the previous example. They are classes that can only be used as base classes, and thus are allowed to have virtual member functions without definition (known as pure virtual functions). The syntax is to replace their definition by <text:span text:style-name="Source_20_Text">=0</text:span> (and equal sign and a zero):<text:line-break/><text:line-break/>An abstract base <text:span text:style-name="Source_20_Text">Polygon</text:span> class could look like this:</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2"><text:span text:style-name="Source_20_Text">9</text:span></text:p>
          </table:table-cell>
          <table:table-cell table:style-name="Table2.A1" office:value-type="string">
            <text:p text:style-name="Preformatted_20_Text"><text:span text:style-name="Citation">// abstract class CPolygon</text:span></text:p>
            <text:p text:style-name="Preformatted_20_Text"><text:span text:style-name="Source_20_Text"><text:span text:style-name="Variable">class</text:span></text:span><text:span text:style-name="Source_20_Text"> Polygon {</text:span></text:p>
            <text:p text:style-name="Preformatted_20_Text"><text:span text:style-name="Source_20_Text"><text:s text:c="2"/></text:span><text:span text:style-name="Source_20_Text"><text:span text:style-name="Variable">protected</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width, height;</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void</text:span></text:span><text:span text:style-name="Source_20_Text"> set_values (</text:span><text:span text:style-name="Source_20_Text"><text:span text:style-name="Variable">int</text:span></text:span><text:span text:style-name="Source_20_Text"> a, </text:span><text:span text:style-name="Source_20_Text"><text:span text:style-name="Variable">int</text:span></text:span><text:span text:style-name="Source_20_Text"> b)</text:span></text:p>
            <text:p text:style-name="Preformatted_20_Text"><text:span text:style-name="Source_20_Text"><text:s text:c="6"/>{ width=a; height=b; }</text:span></text:p>
            <text:p text:style-name="Preformatted_20_Text"><text:span text:style-name="Source_20_Text"><text:s text:c="4"/></text:span><text:span text:style-name="Source_20_Text"><text:span text:style-name="Variable">virtual</text:span></text:span><text:span text:style-name="Source_20_Text"> </text:span><text:span text:style-name="Source_20_Text"><text:span text:style-name="Variable">int</text:span></text:span><text:span text:style-name="Source_20_Text"> area () =0;</text:span></text:p>
            <text:p text:style-name="P2"><text:span text:style-name="Source_20_Text">};</text:span></text:p>
          </table:table-cell>
          <table:table-cell table:style-name="Table2.A1" office:value-type="string">
            <text:p text:style-name="P3"/>
          </table:table-cell>
        </table:table-row>
      </table:table>
      <text:p text:style-name="Text_20_body"><text:line-break/><text:line-break/>Notice that <text:span text:style-name="Source_20_Text">area</text:span> has no definition; this has been replaced by <text:span text:style-name="Source_20_Text">=0</text:span>, which makes it a <text:span text:style-name="T1">pure virtual function</text:span>. Classes that contain at least one <text:span text:style-name="T1">pure virtual function</text:span> are known as <text:span text:style-name="T1">abstract base classes</text:span>.<text:line-break/><text:line-break/>Abstract base classes cannot be used to instantiate objects. Therefore, this last abstract base class version of <text:span text:style-name="Source_20_Text">Polygon</text:span> could not be used to declare objects like:</text:p>
      <table:table table:name="Table3" table:style-name="Table3">
        <table:table-column table:style-name="Table3.A"/>
        <table:table-column table:style-name="Table3.B"/>
        <table:table-column table:style-name="Table3.C"/>
        <table:table-row>
          <table:table-cell table:style-name="Table3.A1" office:value-type="string">
            <text:p text:style-name="P2"><text:span text:style-name="Source_20_Text"> </text:span></text:p>
          </table:table-cell>
          <table:table-cell table:style-name="Table3.A1" office:value-type="string">
            <text:p text:style-name="P2"><text:span text:style-name="Source_20_Text">Polygon mypolygon; <text:s text:c="2"/></text:span><text:span text:style-name="Source_20_Text"><text:span text:style-name="Citation">// not working if Polygon is abstract base class </text:span></text:span></text:p>
          </table:table-cell>
          <table:table-cell table:style-name="Table3.A1" office:value-type="string">
            <text:p text:style-name="P3"/>
          </table:table-cell>
        </table:table-row>
      </table:table>
      <text:p text:style-name="Text_20_body"><text:line-break/><text:line-break/>But an <text:span text:style-name="T1">abstract base class</text:span> is not totally useless. It can be used to create pointers to it, and take <text:soft-page-break/>advantage of all its polymorphic abilities. For example, the following pointer declarations would be valid:</text:p>
      <table:table table:name="Table4" table:style-name="Table4">
        <table:table-column table:style-name="Table4.A"/>
        <table:table-column table:style-name="Table4.B"/>
        <table:table-column table:style-name="Table4.C"/>
        <table:table-row>
          <table:table-cell table:style-name="Table4.A1" office:value-type="string">
            <text:p text:style-name="Preformatted_20_Text"><text:span text:style-name="Source_20_Text">1</text:span></text:p>
            <text:p text:style-name="P2"><text:span text:style-name="Source_20_Text">2</text:span></text:p>
          </table:table-cell>
          <table:table-cell table:style-name="Table4.A1" office:value-type="string">
            <text:p text:style-name="Preformatted_20_Text"><text:span text:style-name="Source_20_Text">Polygon * ppoly1;</text:span></text:p>
            <text:p text:style-name="P2"><text:span text:style-name="Source_20_Text">Polygon * ppoly2;</text:span></text:p>
          </table:table-cell>
          <table:table-cell table:style-name="Table4.A1" office:value-type="string">
            <text:p text:style-name="P3"/>
          </table:table-cell>
        </table:table-row>
      </table:table>
      <text:p text:style-name="Text_20_body"><text:line-break/><text:line-break/>And can actually be dereferenced when pointing to objects of derived (non-abstract) classes. Here is the entire exampl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2"><text:span text:style-name="Source_20_Text">36</text:span></text:p>
          </table:table-cell>
          <table:table-cell table:style-name="Table5.A1" office:value-type="string">
            <text:p text:style-name="Preformatted_20_Text"><text:span text:style-name="Citation">// abstract base class</text:span></text:p>
            <text:p text:style-name="Preformatted_20_Text"><text:span text:style-name="Definition">#include &lt;iostream&gt;</text:span></text:p>
            <text:p text:style-name="Preformatted_20_Text"><text:span text:style-name="Source_20_Text"><text:span text:style-name="Variable">using</text:span></text:span><text:span text:style-name="Source_20_Text"> </text:span><text:span text:style-name="Source_20_Text"><text:span text:style-name="Variable">namespace</text:span></text:span><text:span text:style-name="Source_20_Text"> std;</text:span></text:p>
            <text:p text:style-name="Preformatted_20_Text"/>
            <text:p text:style-name="Preformatted_20_Text"><text:span text:style-name="Source_20_Text"><text:span text:style-name="Variable">class</text:span></text:span><text:span text:style-name="Source_20_Text"> Polygon {</text:span></text:p>
            <text:p text:style-name="Preformatted_20_Text"><text:span text:style-name="Source_20_Text"><text:s text:c="2"/></text:span><text:span text:style-name="Source_20_Text"><text:span text:style-name="Variable">protected</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width, height;</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void</text:span></text:span><text:span text:style-name="Source_20_Text"> set_values (</text:span><text:span text:style-name="Source_20_Text"><text:span text:style-name="Variable">int</text:span></text:span><text:span text:style-name="Source_20_Text"> a, </text:span><text:span text:style-name="Source_20_Text"><text:span text:style-name="Variable">int</text:span></text:span><text:span text:style-name="Source_20_Text"> b)</text:span></text:p>
            <text:p text:style-name="Preformatted_20_Text"><text:span text:style-name="Source_20_Text"><text:s text:c="6"/>{ width=a; height=b; }</text:span></text:p>
            <text:p text:style-name="Preformatted_20_Text"><text:span text:style-name="Source_20_Text"><text:s text:c="4"/></text:span><text:span text:style-name="Source_20_Text"><text:span text:style-name="Variable">virtual</text:span></text:span><text:span text:style-name="Source_20_Text"> </text:span><text:span text:style-name="Source_20_Text"><text:span text:style-name="Variable">int</text:span></text:span><text:span text:style-name="Source_20_Text"> area (</text:span><text:span text:style-name="Source_20_Text"><text:span text:style-name="Variable">void</text:span></text:span><text:span text:style-name="Source_20_Text">) =0;</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Rect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span text:style-name="Source_20_Text"><text:span text:style-name="Variable">void</text:span></text:span><text:span text:style-name="Source_20_Text">)</text:span></text:p>
            <text:p text:style-name="Preformatted_20_Text"><text:span text:style-name="Source_20_Text"><text:s text:c="6"/>{ </text:span><text:span text:style-name="Source_20_Text"><text:span text:style-name="Variable">return</text:span></text:span><text:span text:style-name="Source_20_Text"> (width * heigh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Tri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span text:style-name="Source_20_Text"><text:span text:style-name="Variable">void</text:span></text:span><text:span text:style-name="Source_20_Text">)</text:span></text:p>
            <text:p text:style-name="Preformatted_20_Text"><text:span text:style-name="Source_20_Text"><text:s text:c="6"/>{ </text:span><text:span text:style-name="Source_20_Text"><text:span text:style-name="Variable">return</text:span></text:span><text:span text:style-name="Source_20_Text"> (width * height / 2); }</text:span></text:p>
            <text:p text:style-name="Preformatted_20_Text"><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Rectangle rect;</text:span></text:p>
            <text:p text:style-name="Preformatted_20_Text"><text:span text:style-name="Source_20_Text"><text:s text:c="2"/>Triangle trgl;</text:span></text:p>
            <text:p text:style-name="Preformatted_20_Text"><text:span text:style-name="Source_20_Text"><text:s text:c="2"/>Polygon * ppoly1 = &amp;rect;</text:span></text:p>
            <text:p text:style-name="Preformatted_20_Text"><text:span text:style-name="Source_20_Text"><text:s text:c="2"/>Polygon * ppoly2 = &amp;trgl;</text:span></text:p>
            <text:p text:style-name="Preformatted_20_Text"><text:span text:style-name="Source_20_Text"><text:s text:c="2"/>ppoly1-&gt;set_values (4,5);</text:span></text:p>
            <text:p text:style-name="Preformatted_20_Text"><text:span text:style-name="Source_20_Text"><text:s text:c="2"/>ppoly2-&gt;set_values (4,5);</text:span></text:p>
            <text:p text:style-name="Preformatted_20_Text"><text:span text:style-name="Source_20_Text"><text:s text:c="2"/>cout &lt;&lt; ppoly1-&gt;area() &lt;&lt; </text:span><text:span text:style-name="Source_20_Text"><text:span text:style-name="User_20_Entry">'\n'</text:span></text:span><text:span text:style-name="Source_20_Text">;</text:span></text:p>
            <text:p text:style-name="Preformatted_20_Text"><text:span text:style-name="Source_20_Text"><text:s text:c="2"/>cout &lt;&lt; ppoly2-&gt;area()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2"><text:span text:style-name="Source_20_Text">}</text:span></text:p>
          </table:table-cell>
          <table:table-cell table:style-name="Table5.A1" office:value-type="string">
            <text:p text:style-name="Preformatted_20_Text"><text:span text:style-name="Example"/></text:p>
          </table:table-cell>
          <table:table-cell table:style-name="Table5.A1" office:value-type="string">
            <text:p text:style-name="Table_20_Contents"><text:a xlink:type="simple" xlink:href="http://www.cplusplus.com/doc/tutorial/polymorphism/#" office:target-frame-name="_top" xlink:show="replace"/></text:p>
          </table:table-cell>
        </table:table-row>
      </table:table>
      <text:p text:style-name="Text_20_body"><text:line-break/><text:line-break/>In this example, objects of different but related types are referred to using a unique type of pointer (<text:span text:style-name="Source_20_Text">Polygon*</text:span>) and the proper member function is called every time, just because they are virtual. This can be really useful in some circumstances. For example, it is even possible for a member of the abstract base class <text:span text:style-name="Source_20_Text">Polygon</text:span> to use the special pointer <text:span text:style-name="Source_20_Text">this</text:span> to access the proper virtual members, <text:soft-page-break/>even though <text:span text:style-name="Source_20_Text">Polygon</text:span> itself has no implementation for this functio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reformatted_20_Text"><text:span text:style-name="Source_20_Text">37</text:span></text:p>
            <text:p text:style-name="Preformatted_20_Text"><text:span text:style-name="Source_20_Text">38</text:span></text:p>
            <text:p text:style-name="P2"><text:span text:style-name="Source_20_Text">39</text:span></text:p>
          </table:table-cell>
          <table:table-cell table:style-name="Table6.A1" office:value-type="string">
            <text:p text:style-name="Preformatted_20_Text"><text:span text:style-name="Citation">// pure virtual members can be called</text:span></text:p>
            <text:p text:style-name="Preformatted_20_Text"><text:span text:style-name="Citation">// from the abstract base class</text:span></text:p>
            <text:p text:style-name="Preformatted_20_Text"><text:span text:style-name="Definition">#include &lt;iostream&gt;</text:span></text:p>
            <text:p text:style-name="Preformatted_20_Text"><text:span text:style-name="Source_20_Text"><text:span text:style-name="Variable">using</text:span></text:span><text:span text:style-name="Source_20_Text"> </text:span><text:span text:style-name="Source_20_Text"><text:span text:style-name="Variable">namespace</text:span></text:span><text:span text:style-name="Source_20_Text"> std;</text:span></text:p>
            <text:p text:style-name="Preformatted_20_Text"/>
            <text:p text:style-name="Preformatted_20_Text"><text:span text:style-name="Source_20_Text"><text:span text:style-name="Variable">class</text:span></text:span><text:span text:style-name="Source_20_Text"> Polygon {</text:span></text:p>
            <text:p text:style-name="Preformatted_20_Text"><text:span text:style-name="Source_20_Text"><text:s text:c="2"/></text:span><text:span text:style-name="Source_20_Text"><text:span text:style-name="Variable">protected</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width, height;</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void</text:span></text:span><text:span text:style-name="Source_20_Text"> set_values (</text:span><text:span text:style-name="Source_20_Text"><text:span text:style-name="Variable">int</text:span></text:span><text:span text:style-name="Source_20_Text"> a, </text:span><text:span text:style-name="Source_20_Text"><text:span text:style-name="Variable">int</text:span></text:span><text:span text:style-name="Source_20_Text"> b)</text:span></text:p>
            <text:p text:style-name="Preformatted_20_Text"><text:span text:style-name="Source_20_Text"><text:s text:c="6"/>{ width=a; height=b; }</text:span></text:p>
            <text:p text:style-name="Preformatted_20_Text"><text:span text:style-name="Source_20_Text"><text:s text:c="4"/></text:span><text:span text:style-name="Source_20_Text"><text:span text:style-name="Variable">virtual</text:span></text:span><text:span text:style-name="Source_20_Text"> </text:span><text:span text:style-name="Source_20_Text"><text:span text:style-name="Variable">int</text:span></text:span><text:span text:style-name="Source_20_Text"> area() =0;</text:span></text:p>
            <text:p text:style-name="Preformatted_20_Text"><text:span text:style-name="Source_20_Text"><text:s text:c="4"/></text:span><text:span text:style-name="Source_20_Text"><text:span text:style-name="Variable">void</text:span></text:span><text:span text:style-name="Source_20_Text"> printarea()</text:span></text:p>
            <text:p text:style-name="Preformatted_20_Text"><text:span text:style-name="Source_20_Text"><text:s text:c="6"/>{ cout &lt;&lt; </text:span><text:span text:style-name="Source_20_Text"><text:span text:style-name="Variable">this</text:span></text:span><text:span text:style-name="Source_20_Text">-&gt;area() &lt;&lt; </text:span><text:span text:style-name="Source_20_Text"><text:span text:style-name="User_20_Entry">'\n'</text:span></text:span><text:span text:style-name="Source_20_Tex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Rect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span text:style-name="Source_20_Text"><text:span text:style-name="Variable">void</text:span></text:span><text:span text:style-name="Source_20_Text">)</text:span></text:p>
            <text:p text:style-name="Preformatted_20_Text"><text:span text:style-name="Source_20_Text"><text:s text:c="6"/>{ </text:span><text:span text:style-name="Source_20_Text"><text:span text:style-name="Variable">return</text:span></text:span><text:span text:style-name="Source_20_Text"> (width * heigh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Tri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area (</text:span><text:span text:style-name="Source_20_Text"><text:span text:style-name="Variable">void</text:span></text:span><text:span text:style-name="Source_20_Text">)</text:span></text:p>
            <text:p text:style-name="Preformatted_20_Text"><text:span text:style-name="Source_20_Text"><text:s text:c="6"/>{ </text:span><text:span text:style-name="Source_20_Text"><text:span text:style-name="Variable">return</text:span></text:span><text:span text:style-name="Source_20_Text"> (width * height / 2); }</text:span></text:p>
            <text:p text:style-name="Preformatted_20_Text"><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Rectangle rect;</text:span></text:p>
            <text:p text:style-name="Preformatted_20_Text"><text:span text:style-name="Source_20_Text"><text:s text:c="2"/>Triangle trgl;</text:span></text:p>
            <text:p text:style-name="Preformatted_20_Text"><text:span text:style-name="Source_20_Text"><text:s text:c="2"/>Polygon * ppoly1 = &amp;rect;</text:span></text:p>
            <text:p text:style-name="Preformatted_20_Text"><text:span text:style-name="Source_20_Text"><text:s text:c="2"/>Polygon * ppoly2 = &amp;trgl;</text:span></text:p>
            <text:p text:style-name="Preformatted_20_Text"><text:span text:style-name="Source_20_Text"><text:s text:c="2"/>ppoly1-&gt;set_values (4,5);</text:span></text:p>
            <text:p text:style-name="Preformatted_20_Text"><text:span text:style-name="Source_20_Text"><text:s text:c="2"/>ppoly2-&gt;set_values (4,5);</text:span></text:p>
            <text:p text:style-name="Preformatted_20_Text"><text:span text:style-name="Source_20_Text"><text:s text:c="2"/>ppoly1-&gt;printarea();</text:span></text:p>
            <text:p text:style-name="Preformatted_20_Text"><text:span text:style-name="Source_20_Text"><text:s text:c="2"/>ppoly2-&gt;printarea();</text:span></text:p>
            <text:p text:style-name="Preformatted_20_Text"><text:span text:style-name="Source_20_Text"><text:s text:c="2"/></text:span><text:span text:style-name="Source_20_Text"><text:span text:style-name="Variable">return</text:span></text:span><text:span text:style-name="Source_20_Text"> 0;</text:span></text:p>
            <text:p text:style-name="P2"><text:span text:style-name="Source_20_Text">}</text:span></text:p>
          </table:table-cell>
          <table:table-cell table:style-name="Table6.A1" office:value-type="string">
            <text:p text:style-name="Preformatted_20_Text"><text:span text:style-name="Example"/></text:p>
          </table:table-cell>
          <table:table-cell table:style-name="Table6.A1" office:value-type="string">
            <text:p text:style-name="Table_20_Contents"><text:a xlink:type="simple" xlink:href="http://www.cplusplus.com/doc/tutorial/polymorphism/#" office:target-frame-name="_top" xlink:show="replace"/></text:p>
          </table:table-cell>
        </table:table-row>
      </table:table>
      <text:p text:style-name="Text_20_body"><text:line-break/><text:line-break/>Virtual members and abstract classes grant C++ polymorphic characteristics, most useful for object-oriented projects. Of course, the examples above are very simple use cases, but these features can be applied to arrays of objects or dynamically allocated objects.<text:line-break/><text:line-break/>Here is an example that combines some of the features in the latest chapters, such as dynamic memory, constructor initializers and polymorphism:</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oft-page-break/><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2"><text:span text:style-name="Source_20_Text">37</text:span></text:p>
          </table:table-cell>
          <table:table-cell table:style-name="Table7.A1" office:value-type="string">
            <text:p text:style-name="Preformatted_20_Text"><text:span text:style-name="Citation">// dynamic allocation and polymorphism</text:span></text:p>
            <text:p text:style-name="Preformatted_20_Text"><text:span text:style-name="Definition">#include &lt;iostream&gt;</text:span></text:p>
            <text:p text:style-name="Preformatted_20_Text"><text:span text:style-name="Source_20_Text"><text:span text:style-name="Variable">using</text:span></text:span><text:span text:style-name="Source_20_Text"> </text:span><text:span text:style-name="Source_20_Text"><text:span text:style-name="Variable">namespace</text:span></text:span><text:span text:style-name="Source_20_Text"> std;</text:span></text:p>
            <text:p text:style-name="Preformatted_20_Text"/>
            <text:p text:style-name="Preformatted_20_Text"><text:soft-page-break/><text:span text:style-name="Source_20_Text"><text:span text:style-name="Variable">class</text:span></text:span><text:span text:style-name="Source_20_Text"> Polygon {</text:span></text:p>
            <text:p text:style-name="Preformatted_20_Text"><text:span text:style-name="Source_20_Text"><text:s text:c="2"/></text:span><text:span text:style-name="Source_20_Text"><text:span text:style-name="Variable">protected</text:span></text:span><text:span text:style-name="Source_20_Text">:</text:span></text:p>
            <text:p text:style-name="Preformatted_20_Text"><text:span text:style-name="Source_20_Text"><text:s text:c="4"/></text:span><text:span text:style-name="Source_20_Text"><text:span text:style-name="Variable">int</text:span></text:span><text:span text:style-name="Source_20_Text"> width, height;</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Polygon (</text:span><text:span text:style-name="Source_20_Text"><text:span text:style-name="Variable">int</text:span></text:span><text:span text:style-name="Source_20_Text"> a, </text:span><text:span text:style-name="Source_20_Text"><text:span text:style-name="Variable">int</text:span></text:span><text:span text:style-name="Source_20_Text"> b) : width(a), height(b) {}</text:span></text:p>
            <text:p text:style-name="Preformatted_20_Text"><text:span text:style-name="Source_20_Text"><text:s text:c="4"/></text:span><text:span text:style-name="Source_20_Text"><text:span text:style-name="Variable">virtual</text:span></text:span><text:span text:style-name="Source_20_Text"> </text:span><text:span text:style-name="Source_20_Text"><text:span text:style-name="Variable">int</text:span></text:span><text:span text:style-name="Source_20_Text"> area (</text:span><text:span text:style-name="Source_20_Text"><text:span text:style-name="Variable">void</text:span></text:span><text:span text:style-name="Source_20_Text">) =0;</text:span></text:p>
            <text:p text:style-name="Preformatted_20_Text"><text:span text:style-name="Source_20_Text"><text:s text:c="4"/></text:span><text:span text:style-name="Source_20_Text"><text:span text:style-name="Variable">void</text:span></text:span><text:span text:style-name="Source_20_Text"> printarea()</text:span></text:p>
            <text:p text:style-name="Preformatted_20_Text"><text:span text:style-name="Source_20_Text"><text:s text:c="6"/>{ cout &lt;&lt; </text:span><text:span text:style-name="Source_20_Text"><text:span text:style-name="Variable">this</text:span></text:span><text:span text:style-name="Source_20_Text">-&gt;area() &lt;&lt; </text:span><text:span text:style-name="Source_20_Text"><text:span text:style-name="User_20_Entry">'\n'</text:span></text:span><text:span text:style-name="Source_20_Tex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Rect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Rectangle(</text:span><text:span text:style-name="Source_20_Text"><text:span text:style-name="Variable">int</text:span></text:span><text:span text:style-name="Source_20_Text"> a,</text:span><text:span text:style-name="Source_20_Text"><text:span text:style-name="Variable">int</text:span></text:span><text:span text:style-name="Source_20_Text"> b) : Polygon(a,b) {}</text:span></text:p>
            <text:p text:style-name="Preformatted_20_Text"><text:span text:style-name="Source_20_Text"><text:s text:c="4"/></text:span><text:span text:style-name="Source_20_Text"><text:span text:style-name="Variable">int</text:span></text:span><text:span text:style-name="Source_20_Text"> area()</text:span></text:p>
            <text:p text:style-name="Preformatted_20_Text"><text:span text:style-name="Source_20_Text"><text:s text:c="6"/>{ </text:span><text:span text:style-name="Source_20_Text"><text:span text:style-name="Variable">return</text:span></text:span><text:span text:style-name="Source_20_Text"> width*height; }</text:span></text:p>
            <text:p text:style-name="Preformatted_20_Text"><text:span text:style-name="Source_20_Text">};</text:span></text:p>
            <text:p text:style-name="Preformatted_20_Text"/>
            <text:p text:style-name="Preformatted_20_Text"><text:span text:style-name="Source_20_Text"><text:span text:style-name="Variable">class</text:span></text:span><text:span text:style-name="Source_20_Text"> Triangle: </text:span><text:span text:style-name="Source_20_Text"><text:span text:style-name="Variable">public</text:span></text:span><text:span text:style-name="Source_20_Text"> Polygon {</text:span></text:p>
            <text:p text:style-name="Preformatted_20_Text"><text:span text:style-name="Source_20_Text"><text:s text:c="2"/></text:span><text:span text:style-name="Source_20_Text"><text:span text:style-name="Variable">public</text:span></text:span><text:span text:style-name="Source_20_Text">:</text:span></text:p>
            <text:p text:style-name="Preformatted_20_Text"><text:span text:style-name="Source_20_Text"><text:s text:c="4"/>Triangle(</text:span><text:span text:style-name="Source_20_Text"><text:span text:style-name="Variable">int</text:span></text:span><text:span text:style-name="Source_20_Text"> a,</text:span><text:span text:style-name="Source_20_Text"><text:span text:style-name="Variable">int</text:span></text:span><text:span text:style-name="Source_20_Text"> b) : Polygon(a,b) {}</text:span></text:p>
            <text:p text:style-name="Preformatted_20_Text"><text:span text:style-name="Source_20_Text"><text:s text:c="4"/></text:span><text:span text:style-name="Source_20_Text"><text:span text:style-name="Variable">int</text:span></text:span><text:span text:style-name="Source_20_Text"> area()</text:span></text:p>
            <text:p text:style-name="Preformatted_20_Text"><text:span text:style-name="Source_20_Text"><text:s text:c="6"/>{ </text:span><text:span text:style-name="Source_20_Text"><text:span text:style-name="Variable">return</text:span></text:span><text:span text:style-name="Source_20_Text"> width*height/2; }</text:span></text:p>
            <text:p text:style-name="Preformatted_20_Text"><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Polygon * ppoly1 = </text:span><text:span text:style-name="Source_20_Text"><text:span text:style-name="Variable">new</text:span></text:span><text:span text:style-name="Source_20_Text"> Rectangle (4,5);</text:span></text:p>
            <text:p text:style-name="Preformatted_20_Text"><text:span text:style-name="Source_20_Text"><text:s text:c="2"/>Polygon * ppoly2 = </text:span><text:span text:style-name="Source_20_Text"><text:span text:style-name="Variable">new</text:span></text:span><text:span text:style-name="Source_20_Text"> Triangle (4,5);</text:span></text:p>
            <text:p text:style-name="Preformatted_20_Text"><text:span text:style-name="Source_20_Text"><text:s text:c="2"/>ppoly1-&gt;printarea();</text:span></text:p>
            <text:p text:style-name="Preformatted_20_Text"><text:span text:style-name="Source_20_Text"><text:s text:c="2"/>ppoly2-&gt;printarea();</text:span></text:p>
            <text:p text:style-name="Preformatted_20_Text"><text:span text:style-name="Source_20_Text"><text:s text:c="2"/></text:span><text:span text:style-name="Source_20_Text"><text:span text:style-name="Variable">delete</text:span></text:span><text:span text:style-name="Source_20_Text"> ppoly1;</text:span></text:p>
            <text:p text:style-name="Preformatted_20_Text"><text:span text:style-name="Source_20_Text"><text:s text:c="2"/></text:span><text:span text:style-name="Source_20_Text"><text:span text:style-name="Variable">delete</text:span></text:span><text:span text:style-name="Source_20_Text"> ppoly2;</text:span></text:p>
            <text:p text:style-name="Preformatted_20_Text"><text:span text:style-name="Source_20_Text"><text:s text:c="2"/></text:span><text:span text:style-name="Source_20_Text"><text:span text:style-name="Variable">return</text:span></text:span><text:span text:style-name="Source_20_Text"> 0;</text:span></text:p>
            <text:p text:style-name="P2"><text:span text:style-name="Source_20_Text">}</text:span></text:p>
          </table:table-cell>
          <table:table-cell table:style-name="Table7.A1" office:value-type="string">
            <text:p text:style-name="Preformatted_20_Text"><text:span text:style-name="Example"/></text:p>
          </table:table-cell>
          <table:table-cell table:style-name="Table7.A1" office:value-type="string">
            <text:p text:style-name="Table_20_Contents"><text:a xlink:type="simple" xlink:href="http://www.cplusplus.com/doc/tutorial/polymorphism/#" office:target-frame-name="_top" xlink:show="replace"/></text:p>
          </table:table-cell>
        </table:table-row>
      </table:table>
      <text:p text:style-name="Text_20_body"><text:line-break/><text:line-break/>Notice that the <text:span text:style-name="Source_20_Text">ppoly</text:span> pointers:</text:p>
      <table:table table:name="Table8" table:style-name="Table8">
        <table:table-column table:style-name="Table8.A"/>
        <table:table-column table:style-name="Table8.B"/>
        <table:table-column table:style-name="Table8.C"/>
        <table:table-row>
          <table:table-cell table:style-name="Table8.A1" office:value-type="string">
            <text:p text:style-name="Preformatted_20_Text"><text:span text:style-name="Source_20_Text">1</text:span></text:p>
            <text:p text:style-name="P2"><text:span text:style-name="Source_20_Text">2</text:span></text:p>
          </table:table-cell>
          <table:table-cell table:style-name="Table8.A1" office:value-type="string">
            <text:p text:style-name="Preformatted_20_Text"><text:span text:style-name="Source_20_Text">Polygon * ppoly1 = </text:span><text:span text:style-name="Source_20_Text"><text:span text:style-name="Variable">new</text:span></text:span><text:span text:style-name="Source_20_Text"> Rectangle (4,5);</text:span></text:p>
            <text:p text:style-name="P2"><text:span text:style-name="Source_20_Text">Polygon * ppoly2 = </text:span><text:span text:style-name="Source_20_Text"><text:span text:style-name="Variable">new</text:span></text:span><text:span text:style-name="Source_20_Text"> Triangle (4,5);</text:span></text:p>
          </table:table-cell>
          <table:table-cell table:style-name="Table8.A1" office:value-type="string">
            <text:p text:style-name="P3"/>
          </table:table-cell>
        </table:table-row>
      </table:table>
      <text:p text:style-name="Text_20_body"><text:line-break/><text:line-break/>are declared being of type "pointer to <text:span text:style-name="Source_20_Text">Polygon</text:span>", but the objects allocated have been declared having the derived class type directly (<text:span text:style-name="Source_20_Text">Rectangle</text:span> and <text:span text:style-name="Source_20_Text">Trian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5:12:05.988670616</meta:creation-date>
    <dc:date>2015-03-19T15:21:44.834360280</dc:date>
    <meta:editing-duration>P0D</meta:editing-duration>
    <meta:editing-cycles>2</meta:editing-cycles>
    <meta:generator>LibreOffice/4.2.7.2$Linux_X86_64 LibreOffice_project/420m0$Build-2</meta:generator>
    <meta:document-statistic meta:table-count="8" meta:image-count="0" meta:object-count="0" meta:page-count="5" meta:paragraph-count="329" meta:word-count="1234" meta:character-count="6933" meta:non-whitespace-character-count="5690"/>
  </office:meta>
</office:document-meta>
</file>